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064.14347972165">
            <text:p>1064,14347972</text:p>
          </table:table-cell>
          <table:table-cell table:style-name="ce1" office:value-type="float" office:value="1006.52588520585">
            <text:p>1006,52588521</text:p>
          </table:table-cell>
          <table:table-cell table:number-columns-repeated="4" table:style-name="ce1" office:value-type="float" office:value="994.907585709543">
            <text:p>994,90758571</text:p>
          </table:table-cell>
          <table:table-cell table:number-columns-repeated="24" table:style-name="ce1" office:value-type="float" office:value="969.459611951331">
            <text:p>969,45961195</text:p>
          </table:table-cell>
          <table:table-cell table:number-columns-repeated="29" table:style-name="ce1" office:value-type="float" office:value="949.869080476789">
            <text:p>949,86908048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343">
            <text:p>343</text:p>
          </table:table-cell>
          <table:table-cell office:value-type="float" office:value="2338">
            <text:p>2338</text:p>
          </table:table-cell>
          <table:table-cell table:number-columns-repeated="4" office:value-type="float" office:value="2647">
            <text:p>2647</text:p>
          </table:table-cell>
          <table:table-cell table:number-columns-repeated="24" office:value-type="float" office:value="8755">
            <text:p>8755</text:p>
          </table:table-cell>
          <table:table-cell table:number-columns-repeated="29" office:value-type="float" office:value="39795">
            <text:p>39795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242.34168982355">
            <text:p>1242,34168982</text:p>
          </table:table-cell>
          <table:table-cell table:style-name="ce1" office:value-type="float" office:value="1047.4378429115">
            <text:p>1047,43784291</text:p>
          </table:table-cell>
          <table:table-cell table:style-name="ce1" office:value-type="float" office:value="1356.6013327095">
            <text:p>1356,60133271</text:p>
          </table:table-cell>
          <table:table-cell table:style-name="ce1" office:value-type="float" office:value="1379.70879814452">
            <text:p>1379,70879814</text:p>
          </table:table-cell>
          <table:table-cell table:style-name="ce1" office:value-type="float" office:value="1134.54432185028">
            <text:p>1134,54432185</text:p>
          </table:table-cell>
          <table:table-cell table:style-name="ce1" office:value-type="float" office:value="1104.91297868328">
            <text:p>1104,91297868</text:p>
          </table:table-cell>
          <table:table-cell table:style-name="ce1" office:value-type="float" office:value="1003.10332495143">
            <text:p>1003,10332495</text:p>
          </table:table-cell>
          <table:table-cell table:style-name="ce1" office:value-type="float" office:value="1200.40564738723">
            <text:p>1200,40564739</text:p>
          </table:table-cell>
          <table:table-cell table:number-columns-repeated="5" table:style-name="ce1" office:value-type="float" office:value="1062.20487099214">
            <text:p>1062,20487099</text:p>
          </table:table-cell>
          <table:table-cell table:style-name="ce1" office:value-type="float" office:value="1119.90277810355">
            <text:p>1119,90277810</text:p>
          </table:table-cell>
          <table:table-cell table:style-name="ce1" office:value-type="float" office:value="1245.68884824083">
            <text:p>1245,68884824</text:p>
          </table:table-cell>
          <table:table-cell table:style-name="ce1" office:value-type="float" office:value="1298.03123471303">
            <text:p>1298,03123471</text:p>
          </table:table-cell>
          <table:table-cell table:style-name="ce1" office:value-type="float" office:value="1104.47951319349">
            <text:p>1104,47951319</text:p>
          </table:table-cell>
          <table:table-cell table:style-name="ce1" office:value-type="float" office:value="1151.98149848441">
            <text:p>1151,98149848</text:p>
          </table:table-cell>
          <table:table-cell table:style-name="ce1" office:value-type="float" office:value="1312.04347149578">
            <text:p>1312,04347150</text:p>
          </table:table-cell>
          <table:table-cell table:style-name="ce1" office:value-type="float" office:value="1092.47455427146">
            <text:p>1092,47455427</text:p>
          </table:table-cell>
          <table:table-cell table:style-name="ce1" office:value-type="float" office:value="1214.18583999627">
            <text:p>1214,18584000</text:p>
          </table:table-cell>
          <table:table-cell table:style-name="ce1" office:value-type="float" office:value="1256.29280639117">
            <text:p>1256,29280639</text:p>
          </table:table-cell>
          <table:table-cell table:style-name="ce1" office:value-type="float" office:value="1243.98200417251">
            <text:p>1243,98200417</text:p>
          </table:table-cell>
          <table:table-cell table:style-name="ce1" office:value-type="float" office:value="1192.46461438438">
            <text:p>1192,46461438</text:p>
          </table:table-cell>
          <table:table-cell table:style-name="ce1" office:value-type="float" office:value="1233.90533068012">
            <text:p>1233,90533068</text:p>
          </table:table-cell>
          <table:table-cell table:style-name="ce1" office:value-type="float" office:value="1127.98355893043">
            <text:p>1127,98355893</text:p>
          </table:table-cell>
          <table:table-cell table:style-name="ce1" office:value-type="float" office:value="1142.20608906097">
            <text:p>1142,20608906</text:p>
          </table:table-cell>
          <table:table-cell table:style-name="ce1" office:value-type="float" office:value="1255.20222053893">
            <text:p>1255,20222054</text:p>
          </table:table-cell>
          <table:table-cell table:style-name="ce1" office:value-type="float" office:value="1207.26160571017">
            <text:p>1207,26160571</text:p>
          </table:table-cell>
          <table:table-cell table:style-name="ce1" office:value-type="float" office:value="1349.66001595661">
            <text:p>1349,66001596</text:p>
          </table:table-cell>
          <table:table-cell table:style-name="ce1" office:value-type="float" office:value="1084.56356334847">
            <text:p>1084,56356335</text:p>
          </table:table-cell>
          <table:table-cell table:style-name="ce1" office:value-type="float" office:value="1341.36419024951">
            <text:p>1341,36419025</text:p>
          </table:table-cell>
          <table:table-cell table:style-name="ce1" office:value-type="float" office:value="1376.58434511981">
            <text:p>1376,58434512</text:p>
          </table:table-cell>
          <table:table-cell table:style-name="ce1" office:value-type="float" office:value="1227.02096965951">
            <text:p>1227,02096966</text:p>
          </table:table-cell>
          <table:table-cell table:style-name="ce1" office:value-type="float" office:value="1283.11621146409">
            <text:p>1283,11621146</text:p>
          </table:table-cell>
          <table:table-cell table:style-name="ce1" office:value-type="float" office:value="1235.23885486713">
            <text:p>1235,23885487</text:p>
          </table:table-cell>
          <table:table-cell table:style-name="ce1" office:value-type="float" office:value="1216.81386489582">
            <text:p>1216,81386490</text:p>
          </table:table-cell>
          <table:table-cell table:style-name="ce1" office:value-type="float" office:value="1148.25386347909">
            <text:p>1148,25386348</text:p>
          </table:table-cell>
          <table:table-cell table:style-name="ce1" office:value-type="float" office:value="1091.67909575954">
            <text:p>1091,67909576</text:p>
          </table:table-cell>
          <table:table-cell table:style-name="ce1" office:value-type="float" office:value="1163.36208372856">
            <text:p>1163,36208373</text:p>
          </table:table-cell>
          <table:table-cell table:style-name="ce1" office:value-type="float" office:value="1382.22926492021">
            <text:p>1382,22926492</text:p>
          </table:table-cell>
          <table:table-cell table:style-name="ce1" office:value-type="float" office:value="1296.45544219923">
            <text:p>1296,45544220</text:p>
          </table:table-cell>
          <table:table-cell table:style-name="ce1" office:value-type="float" office:value="1209.93166292709">
            <text:p>1209,93166293</text:p>
          </table:table-cell>
          <table:table-cell table:style-name="ce1" office:value-type="float" office:value="1069.31541036074">
            <text:p>1069,31541036</text:p>
          </table:table-cell>
          <table:table-cell table:style-name="ce1" office:value-type="float" office:value="1248.36270028098">
            <text:p>1248,36270028</text:p>
          </table:table-cell>
          <table:table-cell table:style-name="ce1" office:value-type="float" office:value="1196.26436177216">
            <text:p>1196,26436177</text:p>
          </table:table-cell>
          <table:table-cell table:style-name="ce1" office:value-type="float" office:value="1038.33546688772">
            <text:p>1038,33546689</text:p>
          </table:table-cell>
          <table:table-cell table:style-name="ce1" office:value-type="float" office:value="1160.53143325476">
            <text:p>1160,53143325</text:p>
          </table:table-cell>
          <table:table-cell table:style-name="ce1" office:value-type="float" office:value="1244.91205509871">
            <text:p>1244,91205510</text:p>
          </table:table-cell>
          <table:table-cell table:style-name="ce1" office:value-type="float" office:value="1244.66060407459">
            <text:p>1244,66060407</text:p>
          </table:table-cell>
          <table:table-cell table:style-name="ce1" office:value-type="float" office:value="1401.51715073604">
            <text:p>1401,51715074</text:p>
          </table:table-cell>
          <table:table-cell table:style-name="ce1" office:value-type="float" office:value="1345.52181511377">
            <text:p>1345,52181511</text:p>
          </table:table-cell>
          <table:table-cell table:style-name="ce1" office:value-type="float" office:value="1365.98842469802">
            <text:p>1365,98842470</text:p>
          </table:table-cell>
          <table:table-cell table:style-name="ce1" office:value-type="float" office:value="1201.67313781366">
            <text:p>1201,67313781</text:p>
          </table:table-cell>
          <table:table-cell table:style-name="ce1" office:value-type="float" office:value="1049.38889556726">
            <text:p>1049,38889557</text:p>
          </table:table-cell>
          <table:table-cell table:style-name="ce1" office:value-type="float" office:value="1024.93102207896">
            <text:p>1024,93102208</text:p>
          </table:table-cell>
          <table:table-cell table:style-name="ce1" office:value-type="float" office:value="1088.52504204682">
            <text:p>1088,52504205</text:p>
          </table:table-cell>
          <table:table-cell table:style-name="ce1" office:value-type="float" office:value="1212.23467433346">
            <text:p>1212,23467433</text:p>
          </table:table-cell>
          <table:table-cell table:style-name="ce1" office:value-type="float" office:value="1234.0679593138">
            <text:p>1234,06795931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288">
            <text:p>1288</text:p>
          </table:table-cell>
          <table:table-cell office:value-type="float" office:value="2588">
            <text:p>2588</text:p>
          </table:table-cell>
          <table:table-cell office:value-type="float" office:value="3873">
            <text:p>3873</text:p>
          </table:table-cell>
          <table:table-cell office:value-type="float" office:value="5146">
            <text:p>5146</text:p>
          </table:table-cell>
          <table:table-cell office:value-type="float" office:value="6440">
            <text:p>6440</text:p>
          </table:table-cell>
          <table:table-cell office:value-type="float" office:value="7722">
            <text:p>7722</text:p>
          </table:table-cell>
          <table:table-cell office:value-type="float" office:value="9032">
            <text:p>9032</text:p>
          </table:table-cell>
          <table:table-cell office:value-type="float" office:value="10313">
            <text:p>10313</text:p>
          </table:table-cell>
          <table:table-cell office:value-type="float" office:value="11617">
            <text:p>11617</text:p>
          </table:table-cell>
          <table:table-cell office:value-type="float" office:value="12927">
            <text:p>12927</text:p>
          </table:table-cell>
          <table:table-cell office:value-type="float" office:value="14244">
            <text:p>14244</text:p>
          </table:table-cell>
          <table:table-cell office:value-type="float" office:value="15556">
            <text:p>15556</text:p>
          </table:table-cell>
          <table:table-cell office:value-type="float" office:value="16862">
            <text:p>16862</text:p>
          </table:table-cell>
          <table:table-cell office:value-type="float" office:value="18176">
            <text:p>18176</text:p>
          </table:table-cell>
          <table:table-cell office:value-type="float" office:value="19437">
            <text:p>19437</text:p>
          </table:table-cell>
          <table:table-cell office:value-type="float" office:value="20728">
            <text:p>20728</text:p>
          </table:table-cell>
          <table:table-cell office:value-type="float" office:value="22026">
            <text:p>22026</text:p>
          </table:table-cell>
          <table:table-cell office:value-type="float" office:value="23312">
            <text:p>23312</text:p>
          </table:table-cell>
          <table:table-cell office:value-type="float" office:value="24580">
            <text:p>24580</text:p>
          </table:table-cell>
          <table:table-cell office:value-type="float" office:value="25851">
            <text:p>25851</text:p>
          </table:table-cell>
          <table:table-cell office:value-type="float" office:value="27118">
            <text:p>27118</text:p>
          </table:table-cell>
          <table:table-cell office:value-type="float" office:value="28396">
            <text:p>28396</text:p>
          </table:table-cell>
          <table:table-cell office:value-type="float" office:value="29678">
            <text:p>29678</text:p>
          </table:table-cell>
          <table:table-cell office:value-type="float" office:value="30944">
            <text:p>30944</text:p>
          </table:table-cell>
          <table:table-cell office:value-type="float" office:value="32228">
            <text:p>32228</text:p>
          </table:table-cell>
          <table:table-cell office:value-type="float" office:value="33528">
            <text:p>33528</text:p>
          </table:table-cell>
          <table:table-cell office:value-type="float" office:value="34831">
            <text:p>34831</text:p>
          </table:table-cell>
          <table:table-cell office:value-type="float" office:value="36092">
            <text:p>36092</text:p>
          </table:table-cell>
          <table:table-cell office:value-type="float" office:value="37376">
            <text:p>37376</text:p>
          </table:table-cell>
          <table:table-cell office:value-type="float" office:value="38651">
            <text:p>38651</text:p>
          </table:table-cell>
          <table:table-cell office:value-type="float" office:value="39952">
            <text:p>39952</text:p>
          </table:table-cell>
          <table:table-cell office:value-type="float" office:value="41234">
            <text:p>41234</text:p>
          </table:table-cell>
          <table:table-cell office:value-type="float" office:value="42503">
            <text:p>42503</text:p>
          </table:table-cell>
          <table:table-cell office:value-type="float" office:value="43788">
            <text:p>43788</text:p>
          </table:table-cell>
          <table:table-cell office:value-type="float" office:value="45075">
            <text:p>45075</text:p>
          </table:table-cell>
          <table:table-cell office:value-type="float" office:value="46356">
            <text:p>46356</text:p>
          </table:table-cell>
          <table:table-cell office:value-type="float" office:value="47655">
            <text:p>47655</text:p>
          </table:table-cell>
          <table:table-cell office:value-type="float" office:value="48958">
            <text:p>48958</text:p>
          </table:table-cell>
          <table:table-cell office:value-type="float" office:value="50254">
            <text:p>50254</text:p>
          </table:table-cell>
          <table:table-cell office:value-type="float" office:value="51550">
            <text:p>51550</text:p>
          </table:table-cell>
          <table:table-cell office:value-type="float" office:value="52850">
            <text:p>52850</text:p>
          </table:table-cell>
          <table:table-cell office:value-type="float" office:value="54128">
            <text:p>54128</text:p>
          </table:table-cell>
          <table:table-cell office:value-type="float" office:value="55387">
            <text:p>55387</text:p>
          </table:table-cell>
          <table:table-cell office:value-type="float" office:value="56694">
            <text:p>56694</text:p>
          </table:table-cell>
          <table:table-cell office:value-type="float" office:value="58002">
            <text:p>58002</text:p>
          </table:table-cell>
          <table:table-cell office:value-type="float" office:value="59298">
            <text:p>59298</text:p>
          </table:table-cell>
          <table:table-cell office:value-type="float" office:value="60582">
            <text:p>60582</text:p>
          </table:table-cell>
          <table:table-cell office:value-type="float" office:value="61846">
            <text:p>61846</text:p>
          </table:table-cell>
          <table:table-cell office:value-type="float" office:value="63159">
            <text:p>63159</text:p>
          </table:table-cell>
          <table:table-cell office:value-type="float" office:value="64450">
            <text:p>64450</text:p>
          </table:table-cell>
          <table:table-cell office:value-type="float" office:value="65729">
            <text:p>65729</text:p>
          </table:table-cell>
          <table:table-cell office:value-type="float" office:value="67006">
            <text:p>67006</text:p>
          </table:table-cell>
          <table:table-cell office:value-type="float" office:value="68281">
            <text:p>68281</text:p>
          </table:table-cell>
          <table:table-cell office:value-type="float" office:value="69579">
            <text:p>69579</text:p>
          </table:table-cell>
          <table:table-cell office:value-type="float" office:value="70854">
            <text:p>70854</text:p>
          </table:table-cell>
          <table:table-cell office:value-type="float" office:value="72164">
            <text:p>72164</text:p>
          </table:table-cell>
          <table:table-cell office:value-type="float" office:value="73459">
            <text:p>73459</text:p>
          </table:table-cell>
          <table:table-cell office:value-type="float" office:value="74774">
            <text:p>74774</text:p>
          </table:table-cell>
          <table:table-cell office:value-type="float" office:value="76057">
            <text:p>76057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963.788707261433">
            <text:p>963,79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382.100504182804">
            <text:p>382,1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>
            <draw:frame table:end-cell-address="Hoja1.E25" table:end-x="0.304cm" table:end-y="0.398cm" draw:z-index="0" draw:style-name="gr1" svg:width="13.974cm" svg:height="6.987cm" svg:x="1.439cm" svg:y="0.186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02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975cm" svg:height="6.988cm" chart:class="chart:scatter" chart:style-name="ch1">
        <chart:title svg:x="3.203cm" svg:y="0.14cm" chart:style-name="ch2">
          <text:p>Prueba 1 - Costo en función del tiempo</text:p>
        </chart:title>
        <chart:legend chart:legend-position="end" svg:x="12.306cm" svg:y="3.187cm" chart:style-name="ch3"/>
        <chart:plot-area chart:style-name="ch4" table:cell-range-address="Hoja1.A1:Hoja1.BH2" chart:data-source-has-labels="column" svg:x="0.357cm" svg:y="0.782cm" svg:width="11.67cm" svg:height="5.989cm">
          <chart:axis chart:dimension="x" chart:name="primary-x" chart:style-name="ch5">
            <chart:title svg:x="6.055cm" svg:y="6.313cm" chart:style-name="ch6">
              <text:p>Costo</text:p>
            </chart:title>
          </chart:axis>
          <chart:axis chart:dimension="y" chart:name="primary-y" chart:style-name="ch7">
            <chart:title svg:x="0.28cm" svg:y="5.184cm" chart:style-name="ch8">
              <text:p>Tiempo (milisegundos)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064.14347972165">
                <text:p>1064.14347972165</text:p>
              </table:table-cell>
              <table:table-cell office:value-type="float" office:value="1006.52588520585">
                <text:p>1006.52588520585</text:p>
              </table:table-cell>
              <table:table-cell office:value-type="float" office:value="994.907585709543">
                <text:p>994.907585709543</text:p>
              </table:table-cell>
              <table:table-cell office:value-type="float" office:value="994.907585709543">
                <text:p>994.907585709543</text:p>
              </table:table-cell>
              <table:table-cell office:value-type="float" office:value="994.907585709543">
                <text:p>994.907585709543</text:p>
              </table:table-cell>
              <table:table-cell office:value-type="float" office:value="994.907585709543">
                <text:p>994.907585709543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69.459611951331">
                <text:p>969.459611951331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  <table:table-cell office:value-type="float" office:value="949.869080476789">
                <text:p>949.869080476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